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fo:wrap-option="wrap"/>
      <style:text-properties fo:color="#FF0000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2pt solid #000000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  <style:text-properties fo:color="#FF0000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14" style:family="table-cell" style:parent-style-name="Hyperlink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4472C4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center"/>
      <style:text-properties fo:color="#FF0000"/>
    </style:style>
    <style:style style:name="ce16" style:family="table-cell" style:parent-style-name="Default" style:data-style-name="N0">
      <style:table-cell-properties fo:border-top="thin solid #000000" fo:border-bottom="none" fo:border-left="2pt solid #000000" fo:border-right="2pt solid #000000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fo:color="#FF0000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color="#FF0000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22" style:family="table-cell" style:parent-style-name="Hyperlink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4472C4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center"/>
      <style:text-properties fo:color="#FF0000"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color="#FF0000"/>
    </style:style>
    <style:style style:name="ce26" style:family="table-cell" style:parent-style-name="Hyperlink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4472C4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28" style:family="table-cell" style:parent-style-name="Default" style:data-style-name="N0">
      <style:table-cell-properties fo:border-top="2pt solid #000000" fo:border-bottom="none" fo:border-left="2pt solid #000000" fo:border-right="none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/>
      <style:text-properties fo:color="#FF0000"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color="#FF0000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color="#FF0000"/>
    </style:style>
    <style:style style:name="ce34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start" fo:margin-left="0cm"/>
      <style:text-properties fo:color="#FF0000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style:repeat-content="false"/>
      <style:paragraph-properties fo:text-align="center"/>
      <style:text-properties fo:color="#FF0000"/>
    </style:style>
    <style:style style:name="ce36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center"/>
      <style:text-properties fo:color="#FF0000"/>
    </style:style>
    <style:style style:name="ce3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FF0000"/>
    </style:style>
    <style:style style:name="ce38" style:family="table-cell" style:parent-style-name="Default" style:data-style-name="N0">
      <style:table-cell-properties style:vertical-align="automatic" fo:wrap-option="wrap"/>
    </style:style>
    <style:style style:name="ce39" style:family="table-cell" style:parent-style-name="Hyperlink" style:data-style-name="N0">
      <style:table-cell-properties fo:border="2pt solid #000000" style:vertical-align="middle" fo:wrap-option="wrap" fo:background-color="#DDEBF7" style:repeat-content="false"/>
      <style:paragraph-properties fo:text-align="center"/>
      <style:text-properties fo:color="#000000" fo:font-size="20pt" style:font-size-asian="20pt" style:font-size-complex="20pt" style:text-underline-style="none" style:text-underline-type="none" fo:font-weight="bold" style:font-weight-asian="bold" style:font-weight-complex="bold"/>
    </style:style>
    <style:style style:name="ce40" style:family="table-cell" style:parent-style-name="Default" style:data-style-name="N0">
      <style:table-cell-properties fo:border="2pt solid #000000" fo:background-color="transparent"/>
    </style:style>
    <style:style style:name="ce41" style:family="table-cell" style:parent-style-name="Hyperlink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4472C4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Hyperlink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center"/>
      <style:text-properties fo:color="#0563C1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style:repeat-content="false"/>
      <style:paragraph-properties fo:text-align="center"/>
      <style:text-properties fo:color="#FF0000" fo:font-size="12pt" style:font-size-asian="12pt" style:font-size-complex="12pt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8.99583333333333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90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31.5pt" style:use-optimal-row-height="true" fo:break-before="auto"/>
    </style:style>
    <style:style style:name="ro8" style:family="table-row">
      <style:table-row-properties style:row-height="78.75pt" style:use-optimal-row-height="true" fo:break-before="auto"/>
    </style:style>
    <style:style style:name="ro9" style:family="table-row">
      <style:table-row-properties style:row-height="126pt" style:use-optimal-row-height="true" fo:break-before="auto"/>
    </style:style>
    <style:style style:name="ro10" style:family="table-row">
      <style:table-row-properties style:row-height="75pt" style:use-optimal-row-height="true" fo:break-before="auto"/>
    </style:style>
    <style:style style:name="ro11" style:family="table-row">
      <style:table-row-properties style:row-height="63pt" style:use-optimal-row-height="true" fo:break-before="auto"/>
    </style:style>
    <style:style style:name="ro12" style:family="table-row">
      <style:table-row-properties style:row-height="94.5pt" style:use-optimal-row-height="true" fo:break-before="auto"/>
    </style:style>
    <style:style style:name="ro13" style:family="table-row">
      <style:table-row-properties style:row-height="47.25pt" style:use-optimal-row-height="true" fo:break-before="auto"/>
    </style:style>
    <style:style style:name="ro14" style:family="table-row">
      <style:table-row-properties style:row-height="110.25pt" style:use-optimal-row-height="true" fo:break-before="auto"/>
    </style:style>
    <style:style style:name="ro15" style:family="table-row">
      <style:table-row-properties style:row-height="111pt" style:use-optimal-row-height="true" fo:break-before="auto"/>
    </style:style>
    <style:style style:name="ro16" style:family="table-row">
      <style:table-row-properties style:row-height="141.75pt" style:use-optimal-row-height="true" fo:break-before="auto"/>
    </style:style>
    <style:style style:name="ro17" style:family="table-row">
      <style:table-row-properties style:row-height="60pt" style:use-optimal-row-height="true" fo:break-before="auto"/>
    </style:style>
    <style:style style:name="ro18" style:family="table-row">
      <style:table-row-properties style:row-height="105pt" style:use-optimal-row-height="true" fo:break-before="auto"/>
    </style:style>
    <style:style style:name="ro19" style:family="table-row">
      <style:table-row-properties style:row-height="30pt" style:use-optimal-row-height="true" fo:break-before="auto"/>
    </style:style>
    <style:style style:name="ro20" style:family="table-row">
      <style:table-row-properties style:row-height="75.75pt" style:use-optimal-row-height="true" fo:break-before="auto"/>
    </style:style>
    <style:style style:name="ro2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fect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10" table:number-rows-spanned="1" table:style-name="ce39">
            <text:p>Defect Report</text:p>
            <text:p>Website : https://www.ebay.com/</text:p>
            <text:p>Prepared by : Bhoomi Darji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number-columns-spanned="10" table:number-rows-spanned="2" table:style-name="ce40"/>
          <table:covered-table-cell table:number-columns-repeated="9"/>
          <table:table-cell table:number-columns-repeated="16373"/>
        </table:table-row>
        <table:table-row table:style-name="ro4" table:visibility="collapse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5">
          <table:table-cell/>
          <table:table-cell office:value-type="string" table:style-name="ce2">
            <text:p>Defect ID</text:p>
          </table:table-cell>
          <table:table-cell office:value-type="string" table:style-name="ce3">
            <text:p>Defect Summary</text:p>
          </table:table-cell>
          <table:table-cell office:value-type="string" table:style-name="ce4">
            <text:p>Reproduced Steps</text:p>
          </table:table-cell>
          <table:table-cell office:value-type="string" table:style-name="ce5">
            <text:p>Test Data</text:p>
          </table:table-cell>
          <table:table-cell office:value-type="string" table:style-name="ce2">
            <text:p>Defect Type</text:p>
          </table:table-cell>
          <table:table-cell office:value-type="string" table:style-name="ce6">
            <text:p>Defect<text:s/></text:p>
            <text:p>priority</text:p>
          </table:table-cell>
          <table:table-cell office:value-type="string" table:style-name="ce4">
            <text:p>Defect<text:s/></text:p>
            <text:p>Severity</text:p>
          </table:table-cell>
          <table:table-cell office:value-type="string" table:style-name="ce7">
            <text:p>Time<text:s/></text:p>
            <text:p>Duration</text:p>
          </table:table-cell>
          <table:table-cell office:value-type="string" table:style-name="ce5">
            <text:p><text:s/>Attachement</text:p>
          </table:table-cell>
          <table:table-cell office:value-type="string" table:style-name="ce2">
            <text:p>Status</text:p>
          </table:table-cell>
          <table:table-cell table:number-columns-repeated="16373"/>
        </table:table-row>
        <table:table-row table:style-name="ro6">
          <table:table-cell/>
          <table:table-cell table:number-columns-spanned="10" table:number-rows-spanned="1" table:style-name="ce40"/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float" office:value="1" table:style-name="ce8">
            <text:p>1</text:p>
          </table:table-cell>
          <table:table-cell office:value-type="string" table:style-name="ce9">
            <text:p>Application name is not display same on front page and even in all pages of application.</text:p>
          </table:table-cell>
          <table:table-cell office:value-type="string" table:style-name="ce10">
            <text:p>Open Website -- https://www.ebay.com/</text:p>
          </table:table-cell>
          <table:table-cell office:value-type="string" table:style-name="ce11">
            <text:p>NA</text:p>
          </table:table-cell>
          <table:table-cell office:value-type="string" table:style-name="ce12">
            <text:p>Usability</text:p>
            <text:p/>
          </table:table-cell>
          <table:table-cell office:value-type="string" table:style-name="ce11">
            <text:p>High</text:p>
          </table:table-cell>
          <table:table-cell office:value-type="string" table:style-name="ce13">
            <text:p>High</text:p>
          </table:table-cell>
          <table:table-cell office:value-type="string" table:style-name="ce11">
            <text:p>10 sec.</text:p>
          </table:table-cell>
          <table:table-cell office:value-type="string" table:style-name="ce14">
            <text:p><text:a xlink:href="https://drive.google.com/file/d/1U_SJafDczeNaGUZ3XtcEjowEVIxig4SU/view?usp=drive_link">img1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2" table:style-name="ce16">
            <text:p>2</text:p>
          </table:table-cell>
          <table:table-cell office:value-type="string" table:style-name="ce17">
            <text:p>As All fields are mendatory then aestrisk sign is missing.</text:p>
          </table:table-cell>
          <table:table-cell office:value-type="string" table:style-name="ce18">
            <text:p>1) Open Website -- https://www.ebay.com/</text:p>
            <text:p/>
            <text:p>2) Tap the tab button without filling any information.</text:p>
          </table:table-cell>
          <table:table-cell office:value-type="string" table:style-name="ce19">
            <text:p>NA</text:p>
          </table:table-cell>
          <table:table-cell office:value-type="string" table:style-name="ce20">
            <text:p>GUI</text:p>
            <text:p>Usability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25 sec.</text:p>
          </table:table-cell>
          <table:table-cell office:value-type="string" table:style-name="ce22">
            <text:p><text:a xlink:href="https://drive.google.com/file/d/1nJddGpsIaJ5QRlRpYp_cUbAWJ5fIJnr2/view?usp=drive_link">img2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9">
          <table:table-cell/>
          <table:table-cell office:value-type="float" office:value="3" table:style-name="ce16">
            <text:p>3</text:p>
          </table:table-cell>
          <table:table-cell office:value-type="string" table:style-name="ce17">
            <text:p>it's proceed , After entering only numerical or only special character or combination of numerical-special character.</text:p>
          </table:table-cell>
          <table:table-cell office:value-type="string" table:style-name="ce18">
            <text:p>1) Open Website -- https://www.ebay.com/</text:p>
            <text:p/>
            <text:p>2) Enter values<text:s/></text:p>
            <text:p>(only numbers or only numericals)</text:p>
          </table:table-cell>
          <table:table-cell office:value-type="string" table:style-name="ce23">
            <text:p>Enter only numerical or<text:s/></text:p>
            <text:p>only special character or combination numerical-special character .</text:p>
          </table:table-cell>
          <table:table-cell office:value-type="string" table:style-name="ce21">
            <text:p>Functional<text:s/>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1.3 min</text:p>
          </table:table-cell>
          <table:table-cell office:value-type="string" table:style-name="ce22">
            <text:p><text:a xlink:href="https://drive.google.com/file/d/1B_BVd633PriosPyy1Oi28mK9qm2ll9Uk/view?usp=drive_link">img3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4" table:style-name="ce16">
            <text:p>4</text:p>
          </table:table-cell>
          <table:table-cell office:value-type="string" table:style-name="ce17">
            <text:p>Title name of menu's are not set in proper line and <text:s/>fonts are also not same for all menu.</text:p>
          </table:table-cell>
          <table:table-cell office:value-type="string" table:style-name="ce18">
            <text:p>1) Open website and login.</text:p>
            <text:p/>
            <text:p>2) Check first row of main page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10 sec.</text:p>
          </table:table-cell>
          <table:table-cell office:value-type="string" table:style-name="ce22">
            <text:p><text:a xlink:href="https://drive.google.com/file/d/1KJiDKRK2bhZphWCBaqRpYw_SznsD1WEI/view?usp=drive_link">img4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0">
          <table:table-cell/>
          <table:table-cell office:value-type="float" office:value="5" table:style-name="ce16">
            <text:p>5</text:p>
          </table:table-cell>
          <table:table-cell office:value-type="string" table:style-name="ce23">
            <text:p>When pointer moved on every menu's ,There is no border outline highlighted for "saved" and "Deals" menu<text:s/></text:p>
          </table:table-cell>
          <table:table-cell office:value-type="string" table:style-name="ce25">
            <text:p>1) open website and login<text:s/></text:p>
            <text:p/>
            <text:p>2) move pointer on every menu<text:s/>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0">
            <text:p>GUI</text:p>
          </table:table-cell>
          <table:table-cell office:value-type="string" table:style-name="ce24">
            <text:p>Medium</text:p>
          </table:table-cell>
          <table:table-cell office:value-type="string" table:style-name="ce20">
            <text:p>Medium</text:p>
          </table:table-cell>
          <table:table-cell office:value-type="string" table:style-name="ce24">
            <text:p>15 sec.</text:p>
          </table:table-cell>
          <table:table-cell office:value-type="string" table:style-name="ce26">
            <text:p><text:a xlink:href="https://drive.google.com/file/d/1lDMFkpRpQAlFtkFN23bJ_Z0yTVIeeeZH/view?usp=drive_link">rec1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1">
          <table:table-cell/>
          <table:table-cell office:value-type="float" office:value="6" table:style-name="ce19">
            <text:p>6</text:p>
          </table:table-cell>
          <table:table-cell office:value-type="string" table:style-name="ce17">
            <text:p>Title name not displayed same in different browser.</text:p>
            <text:p>(Cross browser adaptibility issue)</text:p>
          </table:table-cell>
          <table:table-cell office:value-type="string" table:style-name="ce18">
            <text:p>1) Open website and login.</text:p>
            <text:p/>
            <text:p>2) Click on ebay homepage</text:p>
          </table:table-cell>
          <table:table-cell office:value-type="string" table:style-name="ce23">
            <text:p>check in Chrome browser and Brave</text:p>
          </table:table-cell>
          <table:table-cell office:value-type="string" table:style-name="ce20">
            <text:p>Compatibility<text:s/></text:p>
            <text:p>Functional<text:s/></text:p>
          </table:table-cell>
          <table:table-cell office:value-type="string" table:style-name="ce24">
            <text:p>High</text:p>
          </table:table-cell>
          <table:table-cell office:value-type="string" table:style-name="ce20">
            <text:p>High</text:p>
          </table:table-cell>
          <table:table-cell office:value-type="string" table:style-name="ce19">
            <text:p>3 min</text:p>
          </table:table-cell>
          <table:table-cell office:value-type="string" table:style-name="ce22">
            <text:p><text:a xlink:href="https://drive.google.com/file/d/1pvvEkrNbgtQPDTX9EPd9Z4pNNNoSkQgG/view?usp=drive_link">img5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2">
          <table:table-cell/>
          <table:table-cell office:value-type="float" office:value="7" table:style-name="ce16">
            <text:p>7</text:p>
          </table:table-cell>
          <table:table-cell office:value-type="string" table:style-name="ce17">
            <text:p>Hidden Tagline row opened by clicking.</text:p>
          </table:table-cell>
          <table:table-cell office:value-type="string" table:style-name="ce18">
            <text:p>1) Open website and login.</text:p>
            <text:p/>
            <text:p>2) Click on ebay homepage</text:p>
            <text:p/>
            <text:p>3) Move curser under "trending onebay" <text:s/>option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Functional<text:s/></text:p>
          </table:table-cell>
          <table:table-cell office:value-type="string" table:style-name="ce24">
            <text:p>High</text:p>
          </table:table-cell>
          <table:table-cell office:value-type="string" table:style-name="ce20">
            <text:p>High</text:p>
          </table:table-cell>
          <table:table-cell office:value-type="string" table:style-name="ce19">
            <text:p>2 min.</text:p>
          </table:table-cell>
          <table:table-cell office:value-type="string" table:style-name="ce22">
            <text:p><text:a xlink:href="https://drive.google.com/file/d/1xz5TkxGMBn8OKgPIib5A60Uf4akUjnGc/view?usp=drive_link">rec2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9">
          <table:table-cell/>
          <table:table-cell office:value-type="float" office:value="8" table:style-name="ce16">
            <text:p>8</text:p>
          </table:table-cell>
          <table:table-cell office:value-type="string" table:style-name="ce17">
            <text:p>Curser not coverted into handpointer by moving pointer on name. (Tools and apps , Stay connected , ebay sites)</text:p>
          </table:table-cell>
          <table:table-cell office:value-type="string" table:style-name="ce18">
            <text:p>1) Open Website and login</text:p>
            <text:p/>
            <text:p>2) Click on ebay homepage</text:p>
            <text:p/>
            <text:p>3) Do scrollbar down</text:p>
            <text:p/>
            <text:p>4) Move curser on <text:s/>given name in discription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Usability</text:p>
          </table:table-cell>
          <table:table-cell office:value-type="string" table:style-name="ce24">
            <text:p>High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1 min.</text:p>
          </table:table-cell>
          <table:table-cell office:value-type="string" table:style-name="ce22">
            <text:p><text:a xlink:href="https://drive.google.com/file/d/1iJMnnK3zjCbOYs2Cim3aEAcidApYWDav/view?usp=drive_link">rec3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9" table:style-name="ce19">
            <text:p>9</text:p>
          </table:table-cell>
          <table:table-cell office:value-type="string" table:style-name="ce17">
            <text:p>Logo of twitter is not updated as per latest logo of twitter "X"</text:p>
          </table:table-cell>
          <table:table-cell office:value-type="string" table:style-name="ce18">
            <text:p>1) Open Website and login</text:p>
            <text:p/>
            <text:p>2) Click on ebay homepage</text:p>
            <text:p/>
            <text:p>3) Do scrollbar down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Usability</text:p>
            <text:p>performance</text:p>
          </table:table-cell>
          <table:table-cell office:value-type="string" table:style-name="ce24">
            <text:p>High</text:p>
          </table:table-cell>
          <table:table-cell office:value-type="string" table:style-name="ce20">
            <text:p>High</text:p>
          </table:table-cell>
          <table:table-cell office:value-type="string" table:style-name="ce19">
            <text:p>30 sec.</text:p>
          </table:table-cell>
          <table:table-cell office:value-type="string" table:style-name="ce22">
            <text:p><text:a xlink:href="https://drive.google.com/file/d/19EAOpGW44fPshJKYjyW_pIT4_q56PxOk/view?usp=drive_link">img6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3">
          <table:table-cell/>
          <table:table-cell office:value-type="float" office:value="10" table:style-name="ce16">
            <text:p>10</text:p>
          </table:table-cell>
          <table:table-cell office:value-type="string" table:style-name="ce17">
            <text:p>Border line is not properly set around the box.<text:s/></text:p>
          </table:table-cell>
          <table:table-cell office:value-type="string" table:style-name="ce18">
            <text:p>1) Open website and login</text:p>
            <text:p/>
            <text:p>2) Click on daily deals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GUI</text:p>
          </table:table-cell>
          <table:table-cell office:value-type="string" table:style-name="ce24">
            <text:p>Low</text:p>
          </table:table-cell>
          <table:table-cell office:value-type="string" table:style-name="ce20">
            <text:p>Low</text:p>
          </table:table-cell>
          <table:table-cell office:value-type="string" table:style-name="ce19">
            <text:p>37 sec.</text:p>
          </table:table-cell>
          <table:table-cell office:value-type="string" table:style-name="ce22">
            <text:p><text:a xlink:href="https://drive.google.com/file/d/1Mr22iOtIoRpqvitA_gayxUARiTGPTwYD/view?usp=drive_link">img7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11" table:style-name="ce19">
            <text:p>11</text:p>
          </table:table-cell>
          <table:table-cell office:value-type="string" table:style-name="ce17">
            <text:p>"Almost gone" line is uverlapped on other line.<text:s/></text:p>
          </table:table-cell>
          <table:table-cell office:value-type="string" table:style-name="ce18">
            <text:p>1) Open website and login.</text:p>
            <text:p/>
            <text:p>2) Click on daily deals.</text:p>
            <text:p/>
            <text:p>3) Click on "Fashion"</text:p>
            <text:p/>
            <text:p>4) Do scroll down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20 sec.</text:p>
          </table:table-cell>
          <table:table-cell office:value-type="string" table:style-name="ce22">
            <text:p><text:a xlink:href="https://drive.google.com/file/d/1flU7NF4D5BSmLllar8wryImyQu_Bq0NY/view?usp=drive_link">img8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5">
          <table:table-cell/>
          <table:table-cell office:value-type="float" office:value="12" table:style-name="ce27">
            <text:p>12</text:p>
          </table:table-cell>
          <table:table-cell office:value-type="string" table:style-name="ce17">
            <text:p>"Almost gone" line is not on proper place as per other line.(issue in almost all pages)</text:p>
          </table:table-cell>
          <table:table-cell office:value-type="string" table:style-name="ce18">
            <text:p>1) Open website and login.</text:p>
            <text:p/>
            <text:p>2) Click on daily deals.</text:p>
            <text:p/>
            <text:p>3) Click on "Home"</text:p>
            <text:p/>
            <text:p>4) Do scroll down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10 sec.</text:p>
          </table:table-cell>
          <table:table-cell office:value-type="string" table:style-name="ce22">
            <text:p><text:a xlink:href="https://drive.google.com/file/d/13VDkbDdMONCkdhBdG7cWneGnEIawQiwa/view?usp=drive_link">img9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13" table:style-name="ce28">
            <text:p>13</text:p>
          </table:table-cell>
          <table:table-cell office:value-type="string" table:style-name="ce17">
            <text:p>Font size is not equal for "ebay refurbished" tagline.</text:p>
            <text:p>(issue in almost all pages)</text:p>
          </table:table-cell>
          <table:table-cell office:value-type="string" table:style-name="ce18">
            <text:p>1) Open website and login.</text:p>
            <text:p/>
            <text:p>2) Click on daily deals</text:p>
            <text:p/>
            <text:p>3) Click on "Home"</text:p>
            <text:p/>
            <text:p>4) Do scroll down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15 sec.</text:p>
          </table:table-cell>
          <table:table-cell office:value-type="string" table:style-name="ce22">
            <text:p><text:a xlink:href="https://drive.google.com/file/d/1daYgwZzMvFUxTtOyYuPAy-1lzDdOd9B_/view?usp=drive_link">img10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14" table:style-name="ce16">
            <text:p>14</text:p>
          </table:table-cell>
          <table:table-cell office:value-type="string" table:style-name="ce17">
            <text:p>After clicking on "Add to watchlist" button product add to watchlist but by removing it , product did not removed from watchlist.<text:s/></text:p>
          </table:table-cell>
          <table:table-cell office:value-type="string" table:style-name="ce18">
            <text:p>1) Open website and login.</text:p>
            <text:p/>
            <text:p>2) Click on daily deals.</text:p>
            <text:p/>
            <text:p>3) Click on any item.</text:p>
            <text:p/>
            <text:p>4) Click on "Add to watchlist"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Usability</text:p>
            <text:p>Functional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2.8 min.</text:p>
          </table:table-cell>
          <table:table-cell office:value-type="string" table:style-name="ce22">
            <text:p><text:a xlink:href="https://drive.google.com/file/d/14dBi3-arboXUS8CF2XYhzgeUOuwfWdmA/view?usp=drive_link">rec4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1">
          <table:table-cell/>
          <table:table-cell office:value-type="float" office:value="15" table:style-name="ce19">
            <text:p>15</text:p>
          </table:table-cell>
          <table:table-cell office:value-type="string" table:style-name="ce17">
            <text:p>"Done" Is not on proper place. Not user friendly to click.</text:p>
          </table:table-cell>
          <table:table-cell office:value-type="string" table:style-name="ce18">
            <text:p>1) Open website and login.</text:p>
            <text:p/>
            <text:p>2) Click on "Ship to" menu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0">
            <text:p>Usability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1 min.</text:p>
          </table:table-cell>
          <table:table-cell office:value-type="string" table:style-name="ce22">
            <text:p><text:a xlink:href="https://drive.google.com/file/d/1qpHaPkQCpl-XIVMf8-wsABkm4WSD5Cjp/view?usp=drive_link">img11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16" table:style-name="ce16">
            <text:p>16</text:p>
          </table:table-cell>
          <table:table-cell office:value-type="string" table:style-name="ce29">
            <text:p>There is no need for horizontal scrollbar.</text:p>
          </table:table-cell>
          <table:table-cell office:value-type="string" table:style-name="ce18">
            <text:p>1) Open Website and login</text:p>
            <text:p/>
            <text:p>2) Click on sell button.</text:p>
            <text:p/>
            <text:p>3) Scroll down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(suggestion)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55 sec.</text:p>
          </table:table-cell>
          <table:table-cell office:value-type="string" table:style-name="ce22">
            <text:p><text:a xlink:href="https://drive.google.com/file/d/1DzTJdRJ4tEfinOwP8PIqQa6HwremBLyD/view?usp=drive_link">img12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17" table:style-name="ce16">
            <text:p>17</text:p>
          </table:table-cell>
          <table:table-cell office:value-type="string" table:style-name="ce17">
            <text:p>Line Is not displayed continueously as per other line.</text:p>
          </table:table-cell>
          <table:table-cell office:value-type="string" table:style-name="ce18">
            <text:p>1) Open Website and login</text:p>
            <text:p/>
            <text:p>2) Click on ebay homepage</text:p>
            <text:p/>
            <text:p>3) Do scrollbar down</text:p>
            <text:p/>
            <text:p>4) Click on "Luxury" menu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GUI</text:p>
          </table:table-cell>
          <table:table-cell office:value-type="string" table:style-name="ce24">
            <text:p>Medium</text:p>
          </table:table-cell>
          <table:table-cell office:value-type="string" table:style-name="ce20">
            <text:p>Medium</text:p>
          </table:table-cell>
          <table:table-cell office:value-type="string" table:style-name="ce19">
            <text:p>1 min.</text:p>
          </table:table-cell>
          <table:table-cell office:value-type="string" table:style-name="ce22">
            <text:p><text:a xlink:href="https://drive.google.com/file/d/1q1DUI5PuoTohe-oBmxYIWHw9I-s8wRlj/view?usp=drive_link">img13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3">
          <table:table-cell/>
          <table:table-cell office:value-type="float" office:value="18" table:style-name="ce16">
            <text:p>18</text:p>
          </table:table-cell>
          <table:table-cell office:value-type="string" table:style-name="ce17">
            <text:p>Incorrect spelling of jewellery.</text:p>
          </table:table-cell>
          <table:table-cell office:value-type="string" table:style-name="ce18">
            <text:p>Step <text:s/>1 to 4 as above</text:p>
            <text:p/>
            <text:p>5)scroll down<text:s/>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Syntatical</text:p>
          </table:table-cell>
          <table:table-cell office:value-type="string" table:style-name="ce24">
            <text:p>High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30 sec.</text:p>
          </table:table-cell>
          <table:table-cell office:value-type="string" table:style-name="ce22">
            <text:p><text:a xlink:href="https://drive.google.com/file/d/1S0sfQxEDZmK_H9ymRBsLXPr9yBLCZgOy/view?usp=drive_link">img14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19" table:style-name="ce16">
            <text:p>19</text:p>
          </table:table-cell>
          <table:table-cell office:value-type="string" table:style-name="ce17">
            <text:p>"P&amp;A" menu not opened as per other menu opened.</text:p>
            <text:p>(page is not working error)</text:p>
          </table:table-cell>
          <table:table-cell office:value-type="string" table:style-name="ce18">
            <text:p>1) Open website and login.</text:p>
            <text:p/>
            <text:p>2) Click on ebay homepage</text:p>
            <text:p/>
            <text:p>3) Click on "P&amp;A" menu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Functional<text:s/>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35 sec.</text:p>
          </table:table-cell>
          <table:table-cell office:value-type="string" table:style-name="ce22">
            <text:p><text:a xlink:href="https://drive.google.com/file/d/1XlM6uyztkG-kqX4LBjlYfK1RrtE7kK65/view?usp=drive_link">rec5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3">
          <table:table-cell/>
          <table:table-cell office:value-type="float" office:value="20" table:style-name="ce19">
            <text:p>20</text:p>
          </table:table-cell>
          <table:table-cell office:value-type="string" table:style-name="ce17">
            <text:p>Dropdown arrow and title name overlapped.</text:p>
          </table:table-cell>
          <table:table-cell office:value-type="string" table:style-name="ce18">
            <text:p>Step 1 and 2 as above<text:s/></text:p>
            <text:p/>
            <text:p>3) Click on "saved" menu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10 sec.</text:p>
          </table:table-cell>
          <table:table-cell office:value-type="string" table:style-name="ce22">
            <text:p><text:a xlink:href="https://drive.google.com/file/d/189yIigmjJN7H22jWyTh2VEVZKZfDLI1O/view?usp=drive_link">img15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3">
          <table:table-cell/>
          <table:table-cell office:value-type="float" office:value="21" table:style-name="ce19">
            <text:p>21</text:p>
          </table:table-cell>
          <table:table-cell office:value-type="string" table:style-name="ce17">
            <text:p>When page scroll up and down , Unnecessary loading occured.</text:p>
          </table:table-cell>
          <table:table-cell office:value-type="string" table:style-name="ce18">
            <text:p>Step 1 to 3 as above<text:s/></text:p>
            <text:p/>
            <text:p>4) Do scroll up and down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55 sec.</text:p>
          </table:table-cell>
          <table:table-cell office:value-type="string" table:style-name="ce22">
            <text:p><text:a xlink:href="https://drive.google.com/file/d/1ymGlR1k01fyHNHMCNTIlBQRl6c_ocOPC/view?usp=drive_link">rec6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1">
          <table:table-cell/>
          <table:table-cell office:value-type="float" office:value="22" table:style-name="ce19">
            <text:p>22</text:p>
          </table:table-cell>
          <table:table-cell office:value-type="string" table:style-name="ce17">
            <text:p>"Motors" submenu not opened as per other menu opened.</text:p>
            <text:p>(page is not working error)</text:p>
          </table:table-cell>
          <table:table-cell office:value-type="string" table:style-name="ce18">
            <text:p>Step 1 and 2 as above</text:p>
            <text:p/>
            <text:p>3) Click on "Motors" menu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1">
            <text:p>Functional<text:s/>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57 sec.</text:p>
          </table:table-cell>
          <table:table-cell office:value-type="string" table:style-name="ce22">
            <text:p><text:a xlink:href="https://drive.google.com/file/d/1JhoHei-FN7_nVxcs7bxVcOZ9KEe7wTTM/view?usp=drive_link">rec7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23" table:style-name="ce19">
            <text:p>23</text:p>
          </table:table-cell>
          <table:table-cell office:value-type="string" table:style-name="ce17">
            <text:p>Watchlist icon is not there for every product.</text:p>
          </table:table-cell>
          <table:table-cell office:value-type="string" table:style-name="ce18">
            <text:p>1) Open website and login.</text:p>
            <text:p/>
            <text:p>2) Click on search button</text:p>
            <text:p>search anything (ex. Clothes for women)</text:p>
            <text:p/>
            <text:p>3) check watchlist icon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Usability</text:p>
            <text:p>Functional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33 sec.</text:p>
          </table:table-cell>
          <table:table-cell office:value-type="string" table:style-name="ce22">
            <text:p><text:a xlink:href="https://drive.google.com/file/d/1Fb2kGZ04WCPCSGMyAaPp1C0Qx1CZVC9I/view?usp=drive_link">img16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24" table:style-name="ce19">
            <text:p>24</text:p>
          </table:table-cell>
          <table:table-cell office:value-type="string" table:style-name="ce17">
            <text:p>Instagram logo displayed instead of logo of twitter.</text:p>
            <text:p>(wrong logo displayed)</text:p>
          </table:table-cell>
          <table:table-cell office:value-type="string" table:style-name="ce18">
            <text:p>1) Open website and login.</text:p>
            <text:p/>
            <text:p>2) Click on "Sell" menu</text:p>
            <text:p/>
            <text:p>3) Click on "IN" textlink</text:p>
            <text:p>scroll down till end of the page.</text:p>
          </table:table-cell>
          <table:table-cell office:value-type="string" table:style-name="ce24">
            <text:p>NA</text:p>
          </table:table-cell>
          <table:table-cell office:value-type="string" table:style-name="ce20">
            <text:p>Usability</text:p>
            <text:p>Functional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1 min.</text:p>
          </table:table-cell>
          <table:table-cell office:value-type="string" table:style-name="ce22">
            <text:p><text:a xlink:href="https://drive.google.com/file/d/1sYAt9Yq8SZmm4f5IpVEOzU-cuCLtGpE0/view?usp=drive_link">rec8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25" table:style-name="ce19">
            <text:p>25</text:p>
          </table:table-cell>
          <table:table-cell office:value-type="string" table:style-name="ce17">
            <text:p>Compare last line of page by open both menu's -"Daily Deals" and "sell"</text:p>
          </table:table-cell>
          <table:table-cell office:value-type="string" table:style-name="ce18">
            <text:p>1) Open website and login.</text:p>
            <text:p/>
            <text:p>2) Click on "Daily Deals" and <text:s/>"sell" menu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0">
            <text:p>GUI</text:p>
            <text:p>Usability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1.5 min.</text:p>
          </table:table-cell>
          <table:table-cell office:value-type="string" table:style-name="ce22">
            <text:p><text:a xlink:href="https://drive.google.com/file/d/12WDnsVIQQ7h0bnr1ud_ujUftnsdsR1kL/view?usp=drive_link">img17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26" table:style-name="ce19">
            <text:p>26</text:p>
          </table:table-cell>
          <table:table-cell office:value-type="string" table:style-name="ce17">
            <text:p>When click on "Daily Deals" and "Help &amp; contact" menu , framework of both menu's is not same.</text:p>
          </table:table-cell>
          <table:table-cell office:value-type="string" table:style-name="ce18">
            <text:p>1) Open website and login.</text:p>
            <text:p/>
            <text:p>2) Click on "Daily Deals" and <text:s/>"Help &amp; contact" menu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40 sec.</text:p>
          </table:table-cell>
          <table:table-cell office:value-type="string" table:style-name="ce22">
            <text:p><text:a xlink:href="https://drive.google.com/file/d/16KNB8pVH4SixINK3LBzjamHBg3_8soLS/view?usp=drive_link">rec9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27" table:style-name="ce19">
            <text:p>27</text:p>
          </table:table-cell>
          <table:table-cell office:value-type="string" table:style-name="ce17">
            <text:p>Unnecessary space is visible.</text:p>
          </table:table-cell>
          <table:table-cell office:value-type="string" table:style-name="ce18">
            <text:p>1) Open website and login.</text:p>
            <text:p/>
            <text:p>2) Click on ebay homepage</text:p>
            <text:p/>
            <text:p>3) Scroll down the page</text:p>
            <text:p/>
            <text:p>4) Choose "india" from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20 sec.</text:p>
          </table:table-cell>
          <table:table-cell office:value-type="string" table:style-name="ce22">
            <text:p><text:a xlink:href="https://drive.google.com/file/d/1bVgCO_RXH5Q5_AaseS-1xo8PvhnIsBBt/view?usp=drive_link">rec10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28" table:style-name="ce16">
            <text:p>28</text:p>
          </table:table-cell>
          <table:table-cell office:value-type="string" table:style-name="ce17">
            <text:p>Advertise picture not clearly visible and advertise box is not on proper place.(borderline of 2 boxes touch with each other)</text:p>
          </table:table-cell>
          <table:table-cell office:value-type="string" table:style-name="ce18">
            <text:p>1) Open website and login.</text:p>
            <text:p/>
            <text:p>2) Click on "My ebay" menu</text:p>
            <text:p/>
            <text:p>3) Scroll down the page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55 sec.</text:p>
          </table:table-cell>
          <table:table-cell office:value-type="string" table:style-name="ce22">
            <text:p><text:a xlink:href="https://drive.google.com/file/d/1S7By7Dl4DJUMBhZ2kajVMb5l0Y27dXpM/view?usp=drive_link">img18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29" table:style-name="ce19">
            <text:p>29</text:p>
          </table:table-cell>
          <table:table-cell office:value-type="string" table:style-name="ce29">
            <text:p>Background colour theme is so Stinging in the eyes.</text:p>
          </table:table-cell>
          <table:table-cell office:value-type="string" table:style-name="ce18">
            <text:p>1) Open website and login.</text:p>
            <text:p/>
            <text:p>2) Select any item from watchlist.</text:p>
            <text:p/>
            <text:p>3) Scroll down till end of the page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57 sec.</text:p>
          </table:table-cell>
          <table:table-cell office:value-type="string" table:style-name="ce22">
            <text:p><text:a xlink:href="https://drive.google.com/file/d/1aKqZ4MJsENxlTb7JXpWHO-kYzoHN5aa_/view?usp=drive_link">img19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4">
          <table:table-cell/>
          <table:table-cell office:value-type="float" office:value="30" table:style-name="ce19">
            <text:p>30</text:p>
          </table:table-cell>
          <table:table-cell office:value-type="string" table:style-name="ce17">
            <text:p>By moving <text:s/>cursor on notification icon , blank field box opened.</text:p>
          </table:table-cell>
          <table:table-cell office:value-type="string" table:style-name="ce18">
            <text:p>1) Open website and login.</text:p>
            <text:p/>
            <text:p>2) Click on "community"<text:s/></text:p>
            <text:p/>
            <text:p>3) Move cursor on notification icon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High</text:p>
          </table:table-cell>
          <table:table-cell office:value-type="string" table:style-name="ce19">
            <text:p>1 min.</text:p>
          </table:table-cell>
          <table:table-cell office:value-type="string" table:style-name="ce22">
            <text:p><text:a xlink:href="https://drive.google.com/file/d/12HlQS7mA0EAelAVxeddYTKAO52lb_lVB/view?usp=drive_link">rec11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6">
          <table:table-cell/>
          <table:table-cell office:value-type="float" office:value="31" table:style-name="ce19">
            <text:p>31</text:p>
          </table:table-cell>
          <table:table-cell office:value-type="string" table:style-name="ce17">
            <text:p>Dropdown title name and selected option is not set in proper manner.</text:p>
          </table:table-cell>
          <table:table-cell office:value-type="string" table:style-name="ce18">
            <text:p>1) Open website and login.</text:p>
            <text:p/>
            <text:p>2) Click on "community"</text:p>
            <text:p><text:s/></text:p>
            <text:p>3) Click on profile picture</text:p>
            <text:p/>
            <text:p>4) Click on view all</text:p>
            <text:p/>
            <text:p>5) Click on search icon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57 sec.</text:p>
          </table:table-cell>
          <table:table-cell office:value-type="string" table:style-name="ce22">
            <text:p><text:a xlink:href="https://drive.google.com/file/d/1dteBUi0pzP5a2sfBclN1JG6w-zCzOdLt/view?usp=drive_link">rec12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8">
          <table:table-cell/>
          <table:table-cell office:value-type="float" office:value="32" table:style-name="ce19">
            <text:p>32</text:p>
          </table:table-cell>
          <table:table-cell office:value-type="string" table:style-name="ce17">
            <text:p>Dropdown title name and selected option is not set in proper manner.</text:p>
          </table:table-cell>
          <table:table-cell office:value-type="string" table:style-name="ce18">
            <text:p>1) Open website and login.</text:p>
            <text:p/>
            <text:p>2) Click on "community"<text:s/></text:p>
            <text:p/>
            <text:p>3) Click on view all</text:p>
          </table:table-cell>
          <table:table-cell office:value-type="string" table:style-name="ce24">
            <text:p>NA</text:p>
          </table:table-cell>
          <table:table-cell office:value-type="string" table:style-name="ce21">
            <text:p>GUI</text:p>
          </table:table-cell>
          <table:table-cell office:value-type="string" table:style-name="ce19">
            <text:p>Medium</text:p>
          </table:table-cell>
          <table:table-cell office:value-type="string" table:style-name="ce21">
            <text:p>Medium</text:p>
          </table:table-cell>
          <table:table-cell office:value-type="string" table:style-name="ce19">
            <text:p>1.7 min</text:p>
          </table:table-cell>
          <table:table-cell office:value-type="string" table:style-name="ce22">
            <text:p><text:a xlink:href="https://drive.google.com/file/d/1wUZ5-373c6O98ShU5adn3Mw9CTh-aM74/view?usp=drive_link">rec13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7">
          <table:table-cell/>
          <table:table-cell office:value-type="float" office:value="33" table:style-name="ce19">
            <text:p>33</text:p>
          </table:table-cell>
          <table:table-cell office:value-type="string" table:style-name="ce30">
            <text:p>Font style is not same for all products.</text:p>
          </table:table-cell>
          <table:table-cell office:value-type="string" table:style-name="ce25">
            <text:p>1) Open Website and login</text:p>
            <text:p/>
            <text:p>2) select any two products<text:s/>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0">
            <text:p>GUI</text:p>
            <text:p>Usability</text:p>
          </table:table-cell>
          <table:table-cell office:value-type="string" table:style-name="ce24">
            <text:p>Medium</text:p>
          </table:table-cell>
          <table:table-cell office:value-type="string" table:style-name="ce20">
            <text:p>Medium</text:p>
          </table:table-cell>
          <table:table-cell office:value-type="string" table:style-name="ce31">
            <text:p>2 min</text:p>
          </table:table-cell>
          <table:table-cell office:value-type="string" table:style-name="ce26">
            <text:p><text:a xlink:href="https://drive.google.com/file/d/1P9lVva4Bli9avhzs2XonjCfu-RAmKFQV/view?usp=drive_link">rec14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8">
          <table:table-cell/>
          <table:table-cell office:value-type="float" office:value="34" table:style-name="ce19">
            <text:p>34</text:p>
          </table:table-cell>
          <table:table-cell office:value-type="string" table:style-name="ce30">
            <text:p>Data not set proper under round bracket.<text:s/></text:p>
          </table:table-cell>
          <table:table-cell office:value-type="string" table:style-name="ce25">
            <text:p>1) Open Website and login</text:p>
            <text:p/>
            <text:p>2) Move cursor on "My ebay" dropdown.</text:p>
            <text:p/>
            <text:p>3) Click on saved searches.</text:p>
            <text:p/>
          </table:table-cell>
          <table:table-cell office:value-type="string" table:style-name="ce24">
            <text:p>NA</text:p>
          </table:table-cell>
          <table:table-cell office:value-type="string" table:style-name="ce20">
            <text:p>GUI</text:p>
          </table:table-cell>
          <table:table-cell office:value-type="string" table:style-name="ce24">
            <text:p>Low</text:p>
          </table:table-cell>
          <table:table-cell office:value-type="string" table:style-name="ce20">
            <text:p>Low</text:p>
          </table:table-cell>
          <table:table-cell office:value-type="string" table:style-name="ce31">
            <text:p>17 sec.</text:p>
          </table:table-cell>
          <table:table-cell office:value-type="string" table:style-name="ce41">
            <text:p><text:a xlink:href="https://drive.google.com/file/d/1hsLvcC3fN65RDjUi-4PjnLkjU_qBT4ro/view?usp=drive_link">img20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19">
          <table:table-cell/>
          <table:table-cell office:value-type="float" office:value="35" table:style-name="ce19">
            <text:p>35</text:p>
          </table:table-cell>
          <table:table-cell office:value-type="string" table:style-name="ce30">
            <text:p>Fonts of the application is not easily readable. (Font style is not user friendly)</text:p>
          </table:table-cell>
          <table:table-cell office:value-type="string" table:style-name="ce25">
            <text:p>1) Open Website and login</text:p>
          </table:table-cell>
          <table:table-cell office:value-type="string" table:style-name="ce31">
            <text:p>NA</text:p>
          </table:table-cell>
          <table:table-cell office:value-type="string" table:style-name="ce32">
            <text:p>GUI</text:p>
            <text:p>Usability</text:p>
          </table:table-cell>
          <table:table-cell office:value-type="string" table:style-name="ce31">
            <text:p>High</text:p>
          </table:table-cell>
          <table:table-cell office:value-type="string" table:style-name="ce32">
            <text:p>High</text:p>
          </table:table-cell>
          <table:table-cell office:value-type="string" table:style-name="ce31">
            <text:p>10 sec.</text:p>
          </table:table-cell>
          <table:table-cell office:value-type="string" table:style-name="ce41">
            <text:p><text:a xlink:href="https://drive.google.com/file/d/1WdsiDJHyqUZgvGDwW9IfLRvTh3hfau8T/view?usp=drive_link">Font</text:a></text:p>
          </table:table-cell>
          <table:table-cell office:value-type="string" table:style-name="ce15">
            <text:p>Open</text:p>
          </table:table-cell>
          <table:table-cell table:number-columns-repeated="16373"/>
        </table:table-row>
        <table:table-row table:style-name="ro20">
          <table:table-cell/>
          <table:table-cell office:value-type="float" office:value="36" table:style-name="ce43">
            <text:p>36</text:p>
          </table:table-cell>
          <table:table-cell office:value-type="string" table:style-name="ce33">
            <text:p>Sometimes <text:s/>Login <text:s/>issue <text:s/>occurred.</text:p>
          </table:table-cell>
          <table:table-cell office:value-type="string" table:style-name="ce34">
            <text:p>1) open website and log in</text:p>
            <text:p/>
            <text:p>2) Log out from account<text:s/></text:p>
            <text:p/>
            <text:p>3) Log in again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Functional<text:s/></text:p>
          </table:table-cell>
          <table:table-cell office:value-type="string" table:style-name="ce35">
            <text:p>High</text:p>
          </table:table-cell>
          <table:table-cell office:value-type="string" table:style-name="ce36">
            <text:p>High</text:p>
          </table:table-cell>
          <table:table-cell office:value-type="string" table:style-name="ce35">
            <text:p>2.5 min</text:p>
          </table:table-cell>
          <table:table-cell office:value-type="string" table:style-name="ce42">
            <text:p><text:a xlink:href="https://drive.google.com/file/d/1AbefACAVFo2QoobFhzjf1DccrBRJCQUZ/view?usp=drive_link">log_in_issue</text:a></text:p>
          </table:table-cell>
          <table:table-cell office:value-type="string" table:style-name="ce37">
            <text:p>Open</text:p>
          </table:table-cell>
          <table:table-cell table:number-columns-repeated="16373"/>
        </table:table-row>
        <table:table-row table:number-rows-repeated="6" table:style-name="ro21">
          <table:table-cell/>
          <table:table-cell table:number-columns-repeated="9" table:style-name="ce38"/>
          <table:table-cell table:number-columns-repeated="16374" table:style-name="ce1"/>
        </table:table-row>
        <table:table-row table:style-name="ro21">
          <table:table-cell/>
          <table:table-cell table:number-columns-repeated="9" table:style-name="ce38"/>
          <table:table-cell table:number-columns-repeated="16374"/>
        </table:table-row>
        <table:table-row table:number-rows-repeated="1048527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3</meta:generator>
    <meta:initial-creator>N B DARJI</meta:initial-creator>
    <dc:creator>N B DARJI</dc:creator>
    <meta:creation-date>2024-08-23T11:43:49Z</meta:creation-date>
    <dc:date>2024-08-26T16:14:50Z</dc:date>
    <meta:print-date>2024-08-26T15:33:54Z</meta:print-date>
  </office:meta>
</office:document-meta>
</file>